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a9e0" officeooo:paragraph-rsid="001ea9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09:37:04.717541067</meta:creation-date>
    <dc:date>2020-02-13T09:37:44.482317092</dc:date>
    <meta:editing-duration>PT41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1.5.2$Linux_X86_64 LibreOffice_project/10$Build-2</meta:generator>
  </office:meta>
</office:document-meta>
</file>